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00%"/>
    </style:style>
    <style:style style:name="P2" style:family="paragraph" style:parent-style-name="Text_20_body">
      <style:paragraph-properties fo:margin-top="0in" fo:margin-bottom="0in" style:contextual-spacing="false" fo:line-height="100%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glGetError returns the error of the last called EGL function in the current thread. Initially, the error is set to EGL_SUCCESS.</text:p>
      <text:p text:style-name="P1"/>
      <text:p text:style-name="P1"/>
      <text:p text:style-name="P2">EGL_SUCCESS</text:p>
      <text:p text:style-name="P1"><text:s text:c="4"/>The last function succeeded without error.</text:p>
      <text:p text:style-name="P1"/>
      <text:p text:style-name="P2">EGL_NOT_INITIALIZED</text:p>
      <text:p text:style-name="P1"><text:s text:c="4"/>EGL is not initialized, or could not be initialized, for the specified EGL display connection.</text:p>
      <text:p text:style-name="P1"/>
      <text:p text:style-name="P2">EGL_BAD_ACCESS</text:p>
      <text:p text:style-name="P1"><text:s text:c="4"/>EGL cannot access a requested resource (for example a context is bound in another thread).</text:p>
      <text:p text:style-name="P1"/>
      <text:p text:style-name="P2">EGL_BAD_ALLOC</text:p>
      <text:p text:style-name="P1"><text:s text:c="4"/>EGL failed to allocate resources for the requested operation.</text:p>
      <text:p text:style-name="P1"/>
      <text:p text:style-name="P2">EGL_BAD_ATTRIBUTE</text:p>
      <text:p text:style-name="P1"><text:s text:c="4"/>An unrecognized attribute or attribute value was passed in the attribute list.</text:p>
      <text:p text:style-name="P1"/>
      <text:p text:style-name="P2">EGL_BAD_CONTEXT</text:p>
      <text:p text:style-name="P1"><text:s text:c="4"/>An EGLContext argument does not name a valid EGL rendering context.</text:p>
      <text:p text:style-name="P1"/>
      <text:p text:style-name="P2">EGL_BAD_CONFIG</text:p>
      <text:p text:style-name="P1"><text:s text:c="4"/>An EGLConfig argument does not name a valid EGL frame buffer configuration.</text:p>
      <text:p text:style-name="P1"/>
      <text:p text:style-name="P2">EGL_BAD_CURRENT_SURFACE</text:p>
      <text:p text:style-name="P1"><text:s text:c="4"/>The current surface of the calling thread is a window, pixel buffer or pixmap that is no longer valid.</text:p>
      <text:p text:style-name="P1"/>
      <text:p text:style-name="P2">EGL_BAD_DISPLAY</text:p>
      <text:p text:style-name="P1"><text:s text:c="4"/>An EGLDisplay argument does not name a valid EGL display connection.</text:p>
      <text:p text:style-name="P1"/>
      <text:p text:style-name="P2">EGL_BAD_SURFACE</text:p>
      <text:p text:style-name="P1"><text:s text:c="4"/>An EGLSurface argument does not name a valid surface (window, pixel buffer or pixmap) configured for GL rendering.</text:p>
      <text:p text:style-name="P1"/>
      <text:p text:style-name="P2">EGL_BAD_MATCH</text:p>
      <text:p text:style-name="P1"><text:s text:c="4"/>Arguments are inconsistent (for example, a valid context requires buffers not supplied by a valid surface).</text:p>
      <text:p text:style-name="P1"/>
      <text:p text:style-name="P2">EGL_BAD_PARAMETER</text:p>
      <text:p text:style-name="P1"><text:s text:c="4"/>One or more argument values are invalid.</text:p>
      <text:p text:style-name="P1"/>
      <text:p text:style-name="P2">EGL_BAD_NATIVE_PIXMAP</text:p>
      <text:p text:style-name="P1"><text:s text:c="4"/>A NativePixmapType argument does not refer to a valid native pixmap.</text:p>
      <text:p text:style-name="P1"/>
      <text:p text:style-name="P2">EGL_BAD_NATIVE_WINDOW</text:p>
      <text:p text:style-name="P1"><text:s text:c="4"/>A NativeWindowType argument does not refer to a valid native window.</text:p>
      <text:p text:style-name="P1"/>
      <text:p text:style-name="P2">EGL_CONTEXT_LOST</text:p>
      <text:p text:style-name="P1"><text:s text:c="4"/>A power management event has occurred. The application must destroy all contexts and reinitialise OpenGL ES state and objects to continue rendering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1:10:11.600203406</meta:creation-date>
    <dc:date>2014-09-15T11:12:31.523320945</dc:date>
    <meta:editing-duration>P0D</meta:editing-duration>
    <meta:editing-cycles>1</meta:editing-cycles>
    <meta:document-statistic meta:table-count="0" meta:image-count="0" meta:object-count="0" meta:page-count="1" meta:paragraph-count="31" meta:word-count="231" meta:character-count="1655" meta:non-whitespace-character-count="1394"/>
    <meta:generator>LibreOffice/4.2.6.3$Linux_X86_64 LibreOffice_project/420m0$Build-3</meta:generator>
  </office:meta>
</office:document-meta>
</file>